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fa9f" officeooo:paragraph-rsid="0003fa9f"/>
    </style:style>
    <style:style style:name="P2" style:family="paragraph" style:parent-style-name="Standard">
      <style:text-properties officeooo:rsid="0003fa9f" officeooo:paragraph-rsid="0005c2b1"/>
    </style:style>
    <style:style style:name="P3" style:family="paragraph" style:parent-style-name="Standard">
      <style:text-properties officeooo:rsid="0003fa9f" officeooo:paragraph-rsid="0009690f"/>
    </style:style>
    <style:style style:name="P4" style:family="paragraph" style:parent-style-name="Standard">
      <style:text-properties officeooo:rsid="0005c2b1" officeooo:paragraph-rsid="0005c2b1"/>
    </style:style>
    <style:style style:name="P5" style:family="paragraph" style:parent-style-name="Standard">
      <style:text-properties officeooo:rsid="0007c283" officeooo:paragraph-rsid="0007c283"/>
    </style:style>
    <style:style style:name="P6" style:family="paragraph" style:parent-style-name="Standard">
      <style:text-properties officeooo:rsid="0007c283" officeooo:paragraph-rsid="000955e4"/>
    </style:style>
    <style:style style:name="P7" style:family="paragraph" style:parent-style-name="Standard">
      <style:text-properties officeooo:rsid="0007c283" officeooo:paragraph-rsid="0009690f"/>
    </style:style>
    <style:style style:name="T1" style:family="text">
      <style:text-properties officeooo:rsid="0007c283"/>
    </style:style>
    <style:style style:name="T2" style:family="text">
      <style:text-properties officeooo:rsid="000955e4"/>
    </style:style>
    <style:style style:name="T3" style:family="text">
      <style:text-properties officeooo:rsid="000969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I x = x</text:p>
      <text:p text:style-name="P1">I λx.e = [x](I e)</text:p>
      <text:p text:style-name="P1">I (e1)(e2) = &lt;I e2&gt;(I e1)</text:p>
      <text:p text:style-name="P1"/>
      <text:p text:style-name="P1">O x = x</text:p>
      <text:p text:style-name="P1">O [x]e = λx.(<text:span text:style-name="T1">O</text:span> e)</text:p>
      <text:p text:style-name="P1">O &lt;e1&gt;e2 = (<text:span text:style-name="T1">O</text:span> e2)(<text:span text:style-name="T1">O</text:span> e1)</text:p>
      <text:p text:style-name="P1"/>
      <text:p text:style-name="P4">Example:</text:p>
      <text:p text:style-name="P4">I((λx.xy)(λy.y)z))</text:p>
      <text:p text:style-name="P4">=&lt;(I z)&gt;( I( (λx.xy)(λy.y)))</text:p>
      <text:p text:style-name="P4">=&lt;(I z)&gt;(&lt;I (λy.y)&gt;(I (λx.xy)))</text:p>
      <text:p text:style-name="P4">=&lt;(I z)&gt;(&lt;[y](I y)&gt;[x]I(xy))</text:p>
      <text:p text:style-name="P4">=&lt;(I z)&gt;(&lt;[y](I y)&gt;[x](&lt;I y&gt;(I x)))</text:p>
      <text:p text:style-name="P4">=&lt;(I z)&gt;(&lt;[y]y&gt;[x](&lt;y&gt;(x)))</text:p>
      <text:p text:style-name="P4">=&lt;z&gt;&lt;[y]y&gt;[x]&lt;y&gt;x</text:p>
      <text:p text:style-name="P2"/>
      <text:p text:style-name="P5">O(&lt; z &gt;&lt; [y]y &gt; [x] &lt; y &gt; x) </text:p>
      <text:p text:style-name="P6">=<text:span text:style-name="T2">(O(</text:span>&lt; [y]y &gt; [x] &lt; y &gt; x<text:span text:style-name="T2">))(O z)</text:span></text:p>
      <text:p text:style-name="P6">=<text:span text:style-name="T2">((O(</text:span> [x] &lt; y &gt; x<text:span text:style-name="T2">))(O (</text:span>[y]y<text:span text:style-name="T2">)))(O z)</text:span></text:p>
      <text:p text:style-name="P7">=<text:span text:style-name="T2">((λx.(O</text:span> <text:span text:style-name="T2">(</text:span>&lt; y &gt; x<text:span text:style-name="T2">)))(O (</text:span>[y]y<text:span text:style-name="T2">)))(O z)</text:span></text:p>
      <text:p text:style-name="P7">=<text:span text:style-name="T2">((λx.((O x)(O y)))(λ</text:span>y.<text:span text:style-name="T3">(O </text:span>y<text:span text:style-name="T2">)))(O z)</text:span></text:p>
      <text:p text:style-name="P7">=<text:span text:style-name="T2">(λx.xy)(λ</text:span>y.y<text:span text:style-name="T2">)z</text:span></text:p>
      <text:p text:style-name="P3"/>
      <text:p text:style-name="P1">2.</text:p>
      <text:p text:style-name="P1"/>
      <text:p text:style-name="P1">3.</text:p>
      <text:p text:style-name="P1"/>
      <text:p text:style-name="P1">4.</text:p>
      <text:p text:style-name="P1">5.</text:p>
      <text:p text:style-name="P1">6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bo Liang</meta:initial-creator>
    <meta:creation-date>2014-11-04T17:35:15.462667357</meta:creation-date>
    <dc:date>2014-11-05T15:47:35.014937769</dc:date>
    <dc:creator>Yibo Liang</dc:creator>
    <meta:editing-duration>PT8M27S</meta:editing-duration>
    <meta:editing-cycles>4</meta:editing-cycles>
    <meta:generator>LibreOffice/4.3.2.2$Linux_X86_64 LibreOffice_project/edfb5295ba211bd31ad47d0bad0118690f76407d</meta:generator>
    <meta:document-statistic meta:table-count="0" meta:image-count="0" meta:object-count="0" meta:page-count="1" meta:paragraph-count="26" meta:word-count="97" meta:character-count="481" meta:non-whitespace-character-count="409"/>
  </office:meta>
</office:document-meta>
</file>